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1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3-Level Workloa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Objects</text:p>
          </table:table-cell>
          <table:table-cell office:value-type="string">
            <text:p>Size</text:p>
          </table:table-cell>
          <table:table-cell office:value-type="string">
            <text:p>Unit</text:p>
          </table:table-cell>
          <table:table-cell office:value-type="string">
            <text:p>Size [Stripped]</text:p>
          </table:table-cell>
          <table:table-cell/>
          <table:table-cell office:value-type="string">
            <text:p>LaTeX</text:p>
          </table:table-cell>
          <table:table-cell/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800K</text:p>
          </table:table-cell>
          <table:table-cell table:formula="of:=RIGHT(TRIM([.D2]);1)" office:value-type="string" office:string-value="K">
            <text:p>K</text:p>
          </table:table-cell>
          <table:table-cell office:value-type="float" office:value="800">
            <text:p>800</text:p>
          </table:table-cell>
          <table:table-cell/>
          <table:table-cell table:formula="of:=[.F2]/1024" office:value-type="float" office:value="0.78125">
            <text:p>0.78125</text:p>
          </table:table-cell>
          <table:table-cell table:formula="of:=IF(ISERROR(SEARCH(&quot;,&quot;;[.D2])); [.D2]; REPLACE(&quot;,&quot;; SEARCH(&quot;,&quot;;[.D2]); 1; &quot;.&quot;))" office:value-type="string" office:string-value="800K">
            <text:p>800K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1,4M</text:p>
          </table:table-cell>
          <table:table-cell table:formula="of:=RIGHT(TRIM([.D3]);1)" office:value-type="string" office:string-value="M">
            <text:p>M</text:p>
          </table:table-cell>
          <table:table-cell office:value-type="float" office:value="1.4">
            <text:p>1.4</text:p>
          </table:table-cell>
          <table:table-cell/>
          <table:table-cell table:formula="of:=[.F3]" office:value-type="float" office:value="1.4">
            <text:p>1.4</text:p>
          </table:table-cell>
          <table:table-cell table:formula="of:=IF(ISERROR(SEARCH(&quot;,&quot;;[.D3])); [.D3]; REPLACE(&quot;,&quot;; SEARCH(&quot;,&quot;;[.D3]); 1; &quot;.&quot;))" office:value-type="string" office:string-value=",.">
            <text:p>,.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2,7M</text:p>
          </table:table-cell>
          <table:table-cell table:formula="of:=RIGHT(TRIM([.D4]);1)" office:value-type="string" office:string-value="M">
            <text:p>M</text:p>
          </table:table-cell>
          <table:table-cell office:value-type="float" office:value="2.7">
            <text:p>2.7</text:p>
          </table:table-cell>
          <table:table-cell/>
          <table:table-cell table:formula="of:=[.F4]" office:value-type="float" office:value="2.7">
            <text:p>2.7</text:p>
          </table:table-cell>
          <table:table-cell table:formula="of:=IF(ISERROR(SEARCH(&quot;,&quot;;[.D4])); [.D4]; REPLACE(&quot;,&quot;; SEARCH(&quot;,&quot;;[.D4]); 1; &quot;.&quot;))" office:value-type="string" office:string-value=",.">
            <text:p>,.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4,9M</text:p>
          </table:table-cell>
          <table:table-cell table:formula="of:=RIGHT(TRIM([.D5]);1)" office:value-type="string" office:string-value="M">
            <text:p>M</text:p>
          </table:table-cell>
          <table:table-cell office:value-type="float" office:value="4.9">
            <text:p>4.9</text:p>
          </table:table-cell>
          <table:table-cell/>
          <table:table-cell table:formula="of:=[.F5]" office:value-type="float" office:value="4.9">
            <text:p>4.9</text:p>
          </table:table-cell>
          <table:table-cell table:formula="of:=IF(ISERROR(SEARCH(&quot;,&quot;;[.D5])); [.D5]; REPLACE(&quot;,&quot;; SEARCH(&quot;,&quot;;[.D5]); 1; &quot;.&quot;))" office:value-type="string" office:string-value=",.">
            <text:p>,.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9,2M</text:p>
          </table:table-cell>
          <table:table-cell table:formula="of:=RIGHT(TRIM([.D6]);1)" office:value-type="string" office:string-value="M">
            <text:p>M</text:p>
          </table:table-cell>
          <table:table-cell office:value-type="float" office:value="9.2">
            <text:p>9.2</text:p>
          </table:table-cell>
          <table:table-cell/>
          <table:table-cell table:formula="of:=[.F6]" office:value-type="float" office:value="9.2">
            <text:p>9.2</text:p>
          </table:table-cell>
          <table:table-cell table:formula="of:=IF(ISERROR(SEARCH(&quot;,&quot;;[.D6])); [.D6]; REPLACE(&quot;,&quot;; SEARCH(&quot;,&quot;;[.D6]); 1; &quot;.&quot;))" office:value-type="string" office:string-value=",.">
            <text:p>,.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17M</text:p>
          </table:table-cell>
          <table:table-cell table:formula="of:=RIGHT(TRIM([.D7]);1)" office:value-type="string" office:string-value="M">
            <text:p>M</text:p>
          </table:table-cell>
          <table:table-cell office:value-type="float" office:value="17">
            <text:p>17</text:p>
          </table:table-cell>
          <table:table-cell/>
          <table:table-cell table:formula="of:=[.F7]" office:value-type="float" office:value="17">
            <text:p>17</text:p>
          </table:table-cell>
          <table:table-cell table:formula="of:=IF(ISERROR(SEARCH(&quot;,&quot;;[.D7])); [.D7]; REPLACE(&quot;,&quot;; SEARCH(&quot;,&quot;;[.D7]); 1; &quot;.&quot;))" office:value-type="string" office:string-value="17M">
            <text:p>17M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33M</text:p>
          </table:table-cell>
          <table:table-cell table:formula="of:=RIGHT(TRIM([.D8]);1)" office:value-type="string" office:string-value="M">
            <text:p>M</text:p>
          </table:table-cell>
          <table:table-cell office:value-type="float" office:value="33">
            <text:p>33</text:p>
          </table:table-cell>
          <table:table-cell/>
          <table:table-cell table:formula="of:=[.F8]" office:value-type="float" office:value="33">
            <text:p>33</text:p>
          </table:table-cell>
          <table:table-cell table:formula="of:=IF(ISERROR(SEARCH(&quot;,&quot;;[.D8])); [.D8]; REPLACE(&quot;,&quot;; SEARCH(&quot;,&quot;;[.D8]); 1; &quot;.&quot;))" office:value-type="string" office:string-value="33M">
            <text:p>33M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64M</text:p>
          </table:table-cell>
          <table:table-cell table:formula="of:=RIGHT(TRIM([.D9]);1)" office:value-type="string" office:string-value="M">
            <text:p>M</text:p>
          </table:table-cell>
          <table:table-cell office:value-type="float" office:value="64">
            <text:p>64</text:p>
          </table:table-cell>
          <table:table-cell/>
          <table:table-cell table:formula="of:=[.F9]" office:value-type="float" office:value="64">
            <text:p>64</text:p>
          </table:table-cell>
          <table:table-cell table:formula="of:=IF(ISERROR(SEARCH(&quot;,&quot;;[.D9])); [.D9]; REPLACE(&quot;,&quot;; SEARCH(&quot;,&quot;;[.D9]); 1; &quot;.&quot;))" office:value-type="string" office:string-value="64M">
            <text:p>64M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123M</text:p>
          </table:table-cell>
          <table:table-cell table:formula="of:=RIGHT(TRIM([.D10]);1)" office:value-type="string" office:string-value="M">
            <text:p>M</text:p>
          </table:table-cell>
          <table:table-cell office:value-type="float" office:value="123">
            <text:p>123</text:p>
          </table:table-cell>
          <table:table-cell/>
          <table:table-cell table:formula="of:=[.F10]" office:value-type="float" office:value="123">
            <text:p>123</text:p>
          </table:table-cell>
          <table:table-cell table:formula="of:=IF(ISERROR(SEARCH(&quot;,&quot;;[.D10])); [.D10]; REPLACE(&quot;,&quot;; SEARCH(&quot;,&quot;;[.D10]); 1; &quot;.&quot;))" office:value-type="string" office:string-value="123M">
            <text:p>123M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243M</text:p>
          </table:table-cell>
          <table:table-cell table:formula="of:=RIGHT(TRIM([.D11]);1)" office:value-type="string" office:string-value="M">
            <text:p>M</text:p>
          </table:table-cell>
          <table:table-cell office:value-type="float" office:value="243">
            <text:p>243</text:p>
          </table:table-cell>
          <table:table-cell/>
          <table:table-cell table:formula="of:=[.F11]" office:value-type="float" office:value="243">
            <text:p>243</text:p>
          </table:table-cell>
          <table:table-cell table:formula="of:=IF(ISERROR(SEARCH(&quot;,&quot;;[.D11])); [.D11]; REPLACE(&quot;,&quot;; SEARCH(&quot;,&quot;;[.D11]); 1; &quot;.&quot;))" office:value-type="string" office:string-value="243M">
            <text:p>243M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481M</text:p>
          </table:table-cell>
          <table:table-cell table:formula="of:=RIGHT(TRIM([.D12]);1)" office:value-type="string" office:string-value="M">
            <text:p>M</text:p>
          </table:table-cell>
          <table:table-cell office:value-type="float" office:value="481">
            <text:p>481</text:p>
          </table:table-cell>
          <table:table-cell/>
          <table:table-cell table:formula="of:=[.F12]" office:value-type="float" office:value="481">
            <text:p>481</text:p>
          </table:table-cell>
          <table:table-cell table:formula="of:=IF(ISERROR(SEARCH(&quot;,&quot;;[.D12])); [.D12]; REPLACE(&quot;,&quot;; SEARCH(&quot;,&quot;;[.D12]); 1; &quot;.&quot;))" office:value-type="string" office:string-value="481M">
            <text:p>481M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957M</text:p>
          </table:table-cell>
          <table:table-cell table:formula="of:=RIGHT(TRIM([.D13]);1)" office:value-type="string" office:string-value="M">
            <text:p>M</text:p>
          </table:table-cell>
          <table:table-cell office:value-type="float" office:value="957">
            <text:p>957</text:p>
          </table:table-cell>
          <table:table-cell/>
          <table:table-cell table:formula="of:=[.F13]" office:value-type="float" office:value="957">
            <text:p>957</text:p>
          </table:table-cell>
          <table:table-cell table:formula="of:=IF(ISERROR(SEARCH(&quot;,&quot;;[.D13])); [.D13]; REPLACE(&quot;,&quot;; SEARCH(&quot;,&quot;;[.D13]); 1; &quot;.&quot;))" office:value-type="string" office:string-value="957M">
            <text:p>957M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1,9G</text:p>
          </table:table-cell>
          <table:table-cell table:formula="of:=RIGHT(TRIM([.D14]);1)" office:value-type="string" office:string-value="G">
            <text:p>G</text:p>
          </table:table-cell>
          <table:table-cell office:value-type="float" office:value="1.9">
            <text:p>1.9</text:p>
          </table:table-cell>
          <table:table-cell/>
          <table:table-cell table:formula="of:=[.F14]*1024" office:value-type="float" office:value="1945.6">
            <text:p>1945.6</text:p>
          </table:table-cell>
          <table:table-cell table:formula="of:=IF(ISERROR(SEARCH(&quot;,&quot;;[.D14])); [.D14]; REPLACE(&quot;,&quot;; SEARCH(&quot;,&quot;;[.D14]); 1; &quot;.&quot;))" office:value-type="string" office:string-value=",.">
            <text:p>,.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3,8G</text:p>
          </table:table-cell>
          <table:table-cell table:formula="of:=RIGHT(TRIM([.D15]);1)" office:value-type="string" office:string-value="G">
            <text:p>G</text:p>
          </table:table-cell>
          <table:table-cell office:value-type="float" office:value="3.8">
            <text:p>3.8</text:p>
          </table:table-cell>
          <table:table-cell/>
          <table:table-cell table:formula="of:=[.F15]*1024" office:value-type="float" office:value="3891.2">
            <text:p>3891.2</text:p>
          </table:table-cell>
          <table:table-cell table:formula="of:=IF(ISERROR(SEARCH(&quot;,&quot;;[.D15])); [.D15]; REPLACE(&quot;,&quot;; SEARCH(&quot;,&quot;;[.D15]); 1; &quot;.&quot;))" office:value-type="string" office:string-value=",.">
            <text:p>,.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262865">
            <text:p>262865</text:p>
          </table:table-cell>
          <table:table-cell office:value-type="string">
            <text:p>1,6G</text:p>
          </table:table-cell>
          <table:table-cell table:formula="of:=RIGHT(TRIM([.D16]);1)" office:value-type="string" office:string-value="G">
            <text:p>G</text:p>
          </table:table-cell>
          <table:table-cell office:value-type="float" office:value="1.6">
            <text:p>1.6</text:p>
          </table:table-cell>
          <table:table-cell/>
          <table:table-cell table:formula="of:=[.F16]*1024" office:value-type="float" office:value="1638.4">
            <text:p>1638.4</text:p>
          </table:table-cell>
          <table:table-cell table:formula="of:=IF(ISERROR(SEARCH(&quot;,&quot;;[.D16])); [.D16]; REPLACE(&quot;,&quot;; SEARCH(&quot;,&quot;;[.D16]); 1; &quot;.&quot;))" office:value-type="string" office:string-value=",.">
            <text:p>,.</text:p>
          </table:table-cell>
        </table:table-row>
      </table:table>
      <table:named-expressions/>
      <table:database-ranges>
        <table:database-range table:name="__Anonymous_Sheet_DB__2" table:target-range-address="'3-Level Workload'.A1:'3-Level Workload'.D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1-02T00:43:12</meta:creation-date>
    <meta:generator>LibreOffice/3.5$Linux_x86 LibreOffice_project/350m1$Build-2</meta:generator>
    <dc:date>2013-01-02T01:14:10</dc:date>
    <dc:creator>Lighton Phiri</dc:creator>
    <meta:editing-duration>PT29M31S</meta:editing-duration>
    <meta:editing-cycles>8</meta:editing-cycles>
    <meta:document-statistic meta:table-count="3" meta:cell-count="127" meta:object-count="0"/>
  </office:meta>
</office:document-meta>
</file>